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193in" fo:border="0.06pt solid #d9d9e3"/>
    </style:style>
    <style:style style:name="P2" style:family="paragraph" style:parent-style-name="Heading_20_3">
      <style:text-properties fo:font-size="18pt" style:text-underline-style="solid" style:text-underline-width="auto" style:text-underline-color="font-color" fo:font-weight="bold" officeooo:rsid="00011189" officeooo:paragraph-rsid="00011189" style:font-size-asian="15.75pt" style:font-weight-asian="bold" style:font-size-complex="18pt" style:font-weight-complex="bold"/>
    </style:style>
    <style:style style:name="P3" style:family="paragraph" style:parent-style-name="Heading_20_3">
      <style:paragraph-properties fo:padding="0.0193in" fo:border="0.06pt solid #d9d9e3"/>
      <style:text-properties loext:padding="0.0193in" loext:border="0.06pt solid #d9d9e3"/>
    </style:style>
    <style:style style:name="P4" style:family="paragraph" style:parent-style-name="Heading_20_4">
      <style:paragraph-properties fo:padding="0.0193in" fo:border="0.06pt solid #d9d9e3"/>
    </style:style>
    <style:style style:name="P5" style:family="paragraph" style:parent-style-name="Heading_20_4">
      <style:paragraph-properties fo:padding="0.0193in" fo:border="0.06pt solid #d9d9e3"/>
      <style:text-properties loext:padding="0.0193in" loext:border="0.06pt solid #d9d9e3"/>
    </style:style>
    <style:style style:name="P6" style:family="paragraph" style:parent-style-name="Standard">
      <style:text-properties fo:font-size="18pt" style:text-underline-style="solid" style:text-underline-width="auto" style:text-underline-color="font-color" fo:font-weight="bold" officeooo:rsid="00011189" officeooo:paragraph-rsid="00011189" style:font-size-asian="15.75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officeooo:rsid="00011189" officeooo:paragraph-rsid="00011189" style:font-size-asian="15.75pt" style:font-weight-asian="bold" style:font-size-complex="18pt" style:font-weight-complex="bold" loext:padding="0.0193in" loext:border="0.06pt solid #d9d9e3"/>
    </style:style>
    <style:style style:name="P8" style:family="paragraph" style:parent-style-name="Standard">
      <style:paragraph-properties fo:margin-top="0in" fo:margin-bottom="0.1965in" style:contextual-spacing="false"/>
      <style:text-properties loext:padding="0.0193in" loext:border="0.06pt solid #d9d9e3"/>
    </style:style>
    <style:style style:name="P9" style:family="paragraph" style:parent-style-name="Text_20_body" style:list-style-name="L1">
      <style:paragraph-properties fo:margin-top="0in" fo:margin-bottom="0in" style:contextual-spacing="false" fo:padding="0.0193in" fo:border="0.06pt solid #d9d9e3"/>
    </style:style>
    <style:style style:name="P10" style:family="paragraph" style:parent-style-name="Text_20_body" style:list-style-name="L1">
      <style:paragraph-properties fo:padding="0.0193in" fo:border="0.06pt solid #d9d9e3"/>
    </style:style>
    <style:style style:name="P11" style:family="paragraph" style:parent-style-name="Text_20_body" style:list-style-name="L2">
      <style:paragraph-properties fo:padding="0.0193in" fo:border="0.06pt solid #d9d9e3"/>
    </style:style>
    <style:style style:name="P12" style:family="paragraph" style:parent-style-name="Text_20_body" style:list-style-name="L3">
      <style:paragraph-properties fo:margin-top="0in" fo:margin-bottom="0in" style:contextual-spacing="false" fo:padding="0.0193in" fo:border="0.06pt solid #d9d9e3"/>
    </style:style>
    <style:style style:name="P13" style:family="paragraph" style:parent-style-name="Text_20_body" style:list-style-name="L3">
      <style:paragraph-properties fo:padding="0.0193in" fo:border="0.06pt solid #d9d9e3"/>
    </style:style>
    <style:style style:name="P14" style:family="paragraph" style:parent-style-name="Text_20_body" style:list-style-name="L4">
      <style:paragraph-properties fo:padding="0.0193in" fo:border="0.06pt solid #d9d9e3"/>
    </style:style>
    <style:style style:name="P15" style:family="paragraph" style:parent-style-name="Text_20_body" style:list-style-name="L5">
      <style:paragraph-properties fo:padding="0.0193in" fo:border="0.06pt solid #d9d9e3"/>
    </style:style>
    <style:style style:name="P16" style:family="paragraph" style:parent-style-name="Text_20_body" style:list-style-name="L6">
      <style:paragraph-properties fo:padding="0.0193in" fo:border="0.06pt solid #d9d9e3"/>
    </style:style>
    <style:style style:name="P17" style:family="paragraph" style:parent-style-name="Text_20_body" style:list-style-name="L7">
      <style:paragraph-properties fo:margin-top="0in" fo:margin-bottom="0in" style:contextual-spacing="false" fo:padding="0.0193in" fo:border="0.06pt solid #d9d9e3"/>
    </style:style>
    <style:style style:name="P18" style:family="paragraph" style:parent-style-name="Text_20_body" style:list-style-name="L7">
      <style:paragraph-properties fo:padding="0.0193in" fo:border="0.06pt solid #d9d9e3"/>
      <style:text-properties officeooo:paragraph-rsid="00011189"/>
    </style:style>
    <style:style style:name="P19" style:family="paragraph" style:parent-style-name="Text_20_body" style:list-style-name="L8">
      <style:paragraph-properties fo:padding="0.0193in" fo:border="0.06pt solid #d9d9e3"/>
    </style:style>
    <style:style style:name="P20" style:family="paragraph" style:parent-style-name="Text_20_body" style:list-style-name="L9">
      <style:paragraph-properties fo:padding="0.0193in" fo:border="0.06pt solid #d9d9e3"/>
    </style:style>
    <style:style style:name="P21" style:family="paragraph" style:parent-style-name="Text_20_body" style:list-style-name="L10">
      <style:paragraph-properties fo:padding="0.0193in" fo:border="0.06pt solid #d9d9e3"/>
    </style:style>
    <style:style style:name="P22" style:family="paragraph" style:parent-style-name="Text_20_body" style:list-style-name="L11">
      <style:paragraph-properties fo:padding="0.0193in" fo:border="0.06pt solid #d9d9e3"/>
    </style:style>
    <style:style style:name="P23" style:family="paragraph" style:parent-style-name="Text_20_body" style:list-style-name="L12">
      <style:paragraph-properties fo:padding="0.0193in" fo:border="0.06pt solid #d9d9e3"/>
    </style:style>
    <style:style style:name="P24" style:family="paragraph" style:parent-style-name="Text_20_body" style:list-style-name="L13">
      <style:paragraph-properties fo:margin-top="0in" fo:margin-bottom="0in" style:contextual-spacing="false" fo:padding="0.0193in" fo:border="0.06pt solid #d9d9e3"/>
    </style:style>
    <style:style style:name="P25" style:family="paragraph" style:parent-style-name="Text_20_body" style:list-style-name="L13">
      <style:paragraph-properties fo:padding="0.0193in" fo:border="0.06pt solid #d9d9e3"/>
    </style:style>
    <style:style style:name="P26" style:family="paragraph" style:parent-style-name="Text_20_body" style:list-style-name="L14">
      <style:paragraph-properties fo:padding="0.0193in" fo:border="0.06pt solid #d9d9e3"/>
    </style:style>
    <style:style style:name="P27" style:family="paragraph" style:parent-style-name="Text_20_body" style:list-style-name="L15">
      <style:paragraph-properties fo:padding="0.0193in" fo:border="0.06pt solid #d9d9e3"/>
    </style:style>
    <style:style style:name="P28" style:family="paragraph" style:parent-style-name="Text_20_body" style:list-style-name="L16">
      <style:paragraph-properties fo:padding="0.0193in" fo:border="0.06pt solid #d9d9e3"/>
    </style:style>
    <style:style style:name="P29" style:family="paragraph" style:parent-style-name="Text_20_body" style:list-style-name="L17">
      <style:paragraph-properties fo:padding="0.0193in" fo:border="0.06pt solid #d9d9e3"/>
    </style:style>
    <style:style style:name="P30" style:family="paragraph" style:parent-style-name="Text_20_body" style:list-style-name="L18">
      <style:paragraph-properties fo:margin-top="0in" fo:margin-bottom="0in" style:contextual-spacing="false" fo:padding="0.0193in" fo:border="0.06pt solid #d9d9e3"/>
    </style:style>
    <style:style style:name="P31" style:family="paragraph" style:parent-style-name="Text_20_body" style:list-style-name="L18">
      <style:paragraph-properties fo:padding="0.0193in" fo:border="0.06pt solid #d9d9e3"/>
    </style:style>
    <style:style style:name="P32" style:family="paragraph" style:parent-style-name="Text_20_body" style:list-style-name="L19">
      <style:paragraph-properties fo:margin-top="0in" fo:margin-bottom="0in" style:contextual-spacing="false" fo:padding="0.0193in" fo:border="0.06pt solid #d9d9e3"/>
    </style:style>
    <style:style style:name="P33" style:family="paragraph" style:parent-style-name="Text_20_body" style:list-style-name="L19">
      <style:paragraph-properties fo:padding="0.0193in" fo:border="0.06pt solid #d9d9e3"/>
    </style:style>
    <style:style style:name="P34" style:family="paragraph" style:parent-style-name="Text_20_body" style:list-style-name="L20">
      <style:paragraph-properties fo:margin-top="0in" fo:margin-bottom="0in" style:contextual-spacing="false" fo:padding="0.0193in" fo:border="0.06pt solid #d9d9e3"/>
    </style:style>
    <style:style style:name="P35" style:family="paragraph" style:parent-style-name="Text_20_body" style:list-style-name="L20">
      <style:paragraph-properties fo:padding="0.0193in" fo:border="0.06pt solid #d9d9e3"/>
    </style:style>
    <style:style style:name="P36" style:family="paragraph" style:parent-style-name="Text_20_body" style:list-style-name="L21">
      <style:paragraph-properties fo:padding="0.0193in" fo:border="0.06pt solid #d9d9e3"/>
    </style:style>
    <style:style style:name="P37" style:family="paragraph" style:parent-style-name="Text_20_body" style:list-style-name="L22">
      <style:paragraph-properties fo:padding="0.0193in" fo:border="0.06pt solid #d9d9e3"/>
    </style:style>
    <style:style style:name="P38" style:family="paragraph" style:parent-style-name="Text_20_body">
      <style:paragraph-properties fo:padding="0.0193in" fo:border="0.06pt solid #d9d9e3"/>
      <style:text-properties loext:padding="0.0193in" loext:border="0.06pt solid #d9d9e3"/>
    </style:style>
    <style:style style:name="P39" style:family="paragraph" style:parent-style-name="Text_20_body" style:list-style-name="L23">
      <style:paragraph-properties fo:margin-top="0in" fo:margin-bottom="0in" style:contextual-spacing="false" fo:padding="0.0193in" fo:border="0.06pt solid #d9d9e3"/>
    </style:style>
    <style:style style:name="P40" style:family="paragraph" style:parent-style-name="Text_20_body" style:list-style-name="L23">
      <style:paragraph-properties fo:padding="0.0193in" fo:border="0.06pt solid #d9d9e3"/>
    </style:style>
    <style:style style:name="P41" style:family="paragraph" style:parent-style-name="Text_20_body" style:list-style-name="L24">
      <style:paragraph-properties fo:margin-top="0in" fo:margin-bottom="0in" style:contextual-spacing="false" fo:padding="0.0193in" fo:border="0.06pt solid #d9d9e3"/>
    </style:style>
    <style:style style:name="P42" style:family="paragraph" style:parent-style-name="Text_20_body" style:list-style-name="L24">
      <style:paragraph-properties fo:padding="0.0193in" fo:border="0.06pt solid #d9d9e3"/>
    </style:style>
    <style:style style:name="T1" style:family="text">
      <style:text-properties style:text-underline-style="none"/>
    </style:style>
    <style:style style:name="T2" style:family="text">
      <style:text-properties loext:padding="0.0193in" loext:border="0.06pt solid #d9d9e3"/>
    </style:style>
    <style:style style:name="fr1" style:family="graphic" style:parent-style-name="Graphics">
      <style:graphic-properties fo:margin-left="0in" fo:margin-right="0in" fo:margin-top="0in" fo:margin-bottom="0in" style:vertical-pos="top" style:vertical-rel="baseline" fo:padding="0.0193in" fo:border="0.06pt solid #d9d9e3"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12 28 2023 - </text:span>INITIAL API CHECKLIST</text:p>
      <text:h text:style-name="P2" text:outline-level="3">1. API Structure and Setup</text:h>
      <text:h text:style-name="P4" text:outline-level="4">1.1. Initial Configuration</text:h>
      <text:list xml:id="list1910147809" text:style-name="L1">
        <text:list-item>
          <text:p text:style-name="P9">Set up environment variables using <text:span text:style-name="Source_20_Text"><text:span text:style-name="T2">dotenv</text:span></text:span> for sensitive information like API keys.</text:p>
        </text:list-item>
        <text:list-item>
          <text:p text:style-name="P10">Implement CORS (Cross-Origin Resource Sharing) to handle requests from different origins if necessary.</text:p>
        </text:list-item>
      </text:list>
      <text:h text:style-name="P4" text:outline-level="4">1.2. Directory Structure Refinement</text:h>
      <text:list xml:id="list1868698822" text:style-name="L2">
        <text:list-item>
          <text:p text:style-name="P11">Ensure all directories (controllers, middleware, models, routes, services, utils) are correctly set up and ready for use.</text:p>
        </text:list-item>
      </text:list>
      <text:h text:style-name="P1" text:outline-level="3">2. Route Setup and Management</text:h>
      <text:h text:style-name="P4" text:outline-level="4">2.1. Route Organization</text:h>
      <text:list xml:id="list153265484" text:style-name="L3">
        <text:list-item>
          <text:p text:style-name="P12">Create separate route files for different functionalities (e.g., shipment tracking, user management).</text:p>
        </text:list-item>
        <text:list-item>
          <text:p text:style-name="P13">Implement a router in each file and export it for use in <text:span text:style-name="Source_20_Text"><text:span text:style-name="T2">server.js</text:span></text:span>.</text:p>
        </text:list-item>
      </text:list>
      <text:h text:style-name="P4" text:outline-level="4">2.2. Route Integration</text:h>
      <text:list xml:id="list3284379251" text:style-name="L4">
        <text:list-item>
          <text:p text:style-name="P14">Integrate route files into <text:span text:style-name="Source_20_Text"><text:span text:style-name="T2">server.js</text:span></text:span> using <text:span text:style-name="Source_20_Text"><text:span text:style-name="T2">app.use('/routeName', routeFile)</text:span></text:span>.</text:p>
        </text:list-item>
      </text:list>
      <text:h text:style-name="P1" text:outline-level="3">3. Middleware Implementation</text:h>
      <text:h text:style-name="P4" text:outline-level="4">3.1. Basic Middleware</text:h>
      <text:list xml:id="list1224429766" text:style-name="L5">
        <text:list-item>
          <text:p text:style-name="P15">Set up common middleware for logging requests, parsing body data, and handling cookies (if needed).</text:p>
        </text:list-item>
      </text:list>
      <text:h text:style-name="P4" text:outline-level="4">3.2. Error Handling</text:h>
      <text:list xml:id="list3540003426" text:style-name="L6">
        <text:list-item>
          <text:p text:style-name="P16">Create a centralized error handling middleware for consistent error responses.</text:p>
        </text:list-item>
      </text:list>
      <text:h text:style-name="P1" text:outline-level="3">4. Database Integration</text:h>
      <text:h text:style-name="P4" text:outline-level="4">4.1. Database Selection and Setup</text:h>
      <text:list xml:id="list1099908902" text:style-name="L7">
        <text:list-item>
          <text:p text:style-name="P17">Choose an appropriate database (considering scalability and data structure).</text:p>
        </text:list-item>
        <text:list-item>
          <text:p text:style-name="P18">Set up database connection and configuration.</text:p>
        </text:list-item>
      </text:list>
      <text:h text:style-name="P4" text:outline-level="4"><text:soft-page-break/>4.2. Models and Schema Design</text:h>
      <text:list xml:id="list2880551599" text:style-name="L8">
        <text:list-item>
          <text:p text:style-name="P19">Design and implement data models/schema for your application.</text:p>
        </text:list-item>
      </text:list>
      <text:h text:style-name="P1" text:outline-level="3">5. API Integration (FedEx and GPT-4)</text:h>
      <text:h text:style-name="P4" text:outline-level="4">5.1. FedEx API Integration</text:h>
      <text:list xml:id="list3949488376" text:style-name="L9">
        <text:list-item>
          <text:p text:style-name="P20">Understand and integrate FedEx's API endpoints for shipment tracking and management.</text:p>
        </text:list-item>
      </text:list>
      <text:h text:style-name="P4" text:outline-level="4">5.2. GPT-4 Integration</text:h>
      <text:list xml:id="list1213421604" text:style-name="L10">
        <text:list-item>
          <text:p text:style-name="P21">Implement and configure the GPT-4 API for the virtual assistant functionality.</text:p>
        </text:list-item>
      </text:list>
      <text:h text:style-name="P1" text:outline-level="3">6. Security Enhancements</text:h>
      <text:h text:style-name="P4" text:outline-level="4">6.1. Authentication and Authorization</text:h>
      <text:list xml:id="list1125440404" text:style-name="L11">
        <text:list-item>
          <text:p text:style-name="P22">Set up user authentication and authorization (consider JWT or OAuth).</text:p>
        </text:list-item>
      </text:list>
      <text:h text:style-name="P4" text:outline-level="4">6.2. Data Validation and Sanitization</text:h>
      <text:list xml:id="list1909922413" text:style-name="L12">
        <text:list-item>
          <text:p text:style-name="P23">Implement input validation and sanitization to protect against common vulnerabilities.</text:p>
        </text:list-item>
      </text:list>
      <text:h text:style-name="P1" text:outline-level="3">7. Performance Optimization</text:h>
      <text:h text:style-name="P4" text:outline-level="4">7.1. Caching and Load Management</text:h>
      <text:list xml:id="list4117721607" text:style-name="L13">
        <text:list-item>
          <text:p text:style-name="P24">Implement caching strategies for frequently accessed data.</text:p>
        </text:list-item>
        <text:list-item>
          <text:p text:style-name="P25">Plan for load balancing and potential horizontal scaling.</text:p>
        </text:list-item>
      </text:list>
      <text:h text:style-name="P4" text:outline-level="4">7.2. Query Optimization</text:h>
      <text:list xml:id="list828491335" text:style-name="L14">
        <text:list-item>
          <text:p text:style-name="P26">Optimize database queries for performance and efficiency.</text:p>
        </text:list-item>
      </text:list>
      <text:h text:style-name="P1" text:outline-level="3">8. Testing</text:h>
      <text:h text:style-name="P4" text:outline-level="4">8.1. Unit and Integration Testing</text:h>
      <text:list xml:id="list2573240745" text:style-name="L15">
        <text:list-item>
          <text:p text:style-name="P27">Write tests for individual units (models, controllers) and integration tests for routes.</text:p>
        </text:list-item>
      </text:list>
      <text:h text:style-name="P4" text:outline-level="4">8.2. Test Automation</text:h>
      <text:list xml:id="list47679909" text:style-name="L16">
        <text:list-item>
          <text:p text:style-name="P28">Set up an automated testing pipeline using CI/CD tools.</text:p>
        </text:list-item>
      </text:list>
      <text:h text:style-name="P1" text:outline-level="3"><text:soft-page-break/>9. Documentation and Code Quality</text:h>
      <text:h text:style-name="P4" text:outline-level="4">9.1. API Documentation</text:h>
      <text:list xml:id="list2470844011" text:style-name="L17">
        <text:list-item>
          <text:p text:style-name="P29">Document the API endpoints using tools like Swagger or Postman.</text:p>
        </text:list-item>
      </text:list>
      <text:h text:style-name="P4" text:outline-level="4">9.2. Code Standards and Review</text:h>
      <text:list xml:id="list98435418" text:style-name="L18">
        <text:list-item>
          <text:p text:style-name="P30">Establish code standards and conduct regular code reviews.</text:p>
        </text:list-item>
        <text:list-item>
          <text:p text:style-name="P31">Ensure proper commenting and documentation within the codebase.</text:p>
        </text:list-item>
      </text:list>
      <text:h text:style-name="P1" text:outline-level="3">10. Deployment Preparation</text:h>
      <text:h text:style-name="P4" text:outline-level="4">10.1. Deployment Strategy</text:h>
      <text:list xml:id="list3170615682" text:style-name="L19">
        <text:list-item>
          <text:p text:style-name="P32">Choose appropriate deployment platforms/services.</text:p>
        </text:list-item>
        <text:list-item>
          <text:p text:style-name="P33">Set up continuous deployment pipelines.</text:p>
        </text:list-item>
      </text:list>
      <text:h text:style-name="P4" text:outline-level="4">10.2. Monitoring and Maintenance</text:h>
      <text:list xml:id="list4097716914" text:style-name="L20">
        <text:list-item>
          <text:p text:style-name="P34">Implement application monitoring tools.</text:p>
        </text:list-item>
        <text:list-item>
          <text:p text:style-name="P35">Plan for regular maintenance and updates.</text:p>
        </text:list-item>
      </text:list>
      <text:h text:style-name="P1" text:outline-level="3">11. Continuous Improvement and Adaptation</text:h>
      <text:h text:style-name="P4" text:outline-level="4">11.1. Feedback Incorporation</text:h>
      <text:list xml:id="list1558949525" text:style-name="L21">
        <text:list-item>
          <text:p text:style-name="P36">Regularly update and refine the application based on user feedback.</text:p>
        </text:list-item>
      </text:list>
      <text:h text:style-name="P4" text:outline-level="4">11.2. Keeping Up with Trends</text:h>
      <text:list xml:id="list1753436524" text:style-name="L22">
        <text:list-item>
          <text:p text:style-name="P37">Stay informed about new technologies and practices to continually enhance ShipMind.</text:p>
        </text:list-item>
      </text:list>
      <text:p text:style-name="P6"/>
      <text:p text:style-name="P6"/>
      <text:p text:style-name="P6"/>
      <text:p text:style-name="P6">DEEP DIVE – SECTION 1</text:p>
      <text:p text:style-name="P6"/>
      <text:p text:style-name="P7"><draw:frame draw:style-name="fr1" draw:name="Image1" text:anchor-type="as-char" svg:width="0.8335in" svg:height="0.8335in" draw:z-index="0"><draw:image xlink:href="https://files.oaiusercontent.com/file-3pf9SM2OkOxKDPzoTAlcq65x?se=2123-12-04T02%3A57%3A04Z&amp;sp=r&amp;sv=2021-08-06&amp;sr=b&amp;rscc=max-age%3D1209600%2C%20immutable&amp;rscd=attachment%3B%20filename%3De74b7e0a-042f-482b-b828-9a2051004098.png&amp;sig=sbKB3BBQIBniWnzy8QIIuSWJkxmmRiTbtfrkXWSa%2BO8%3D" xlink:type="simple" xlink:show="embed" xlink:actuate="onLoad"/><svg:title>GPT</svg:title></draw:frame></text:p>
      <text:p text:style-name="P8">ShipMind Developer Consultant</text:p>
      <text:p text:style-name="P38"><text:soft-page-break/>Absolutely, let's delve into Section 1: API Structure and Setup. This section is foundational, as it sets the stage for your entire application. We'll focus on learning by doing, and I'll guide you with questions and prompts to deepen your understanding.</text:p>
      <text:h text:style-name="P3" text:outline-level="3">1. API Structure and Setup</text:h>
      <text:h text:style-name="P5" text:outline-level="4">1.1. Initial Configuration</text:h>
      <text:list xml:id="list3444639689" text:style-name="L23">
        <text:list-item>
          <text:p text:style-name="P40"><text:span text:style-name="Strong_20_Emphasis"><text:span text:style-name="T2">Environment Variables:</text:span></text:span></text:p>
          <text:list>
            <text:list-item>
              <text:p text:style-name="P39"><text:span text:style-name="Strong_20_Emphasis"><text:span text:style-name="T2">Understanding</text:span></text:span><text:span text:style-name="T2">: Why are environment variables crucial in a project like ShipMind?</text:span></text:p>
            </text:list-item>
            <text:list-item>
              <text:p text:style-name="P39"><text:span text:style-name="Strong_20_Emphasis"><text:span text:style-name="T2">Action</text:span></text:span><text:span text:style-name="T2">: Try setting up </text:span><text:span text:style-name="Source_20_Text"><text:span text:style-name="T2">dotenv</text:span></text:span><text:span text:style-name="T2"> in your project. Where should the </text:span><text:span text:style-name="Source_20_Text"><text:span text:style-name="T2">.env</text:span></text:span><text:span text:style-name="T2"> file be placed, and how do you access these variables in your code?</text:span></text:p>
            </text:list-item>
          </text:list>
        </text:list-item>
        <text:list-item>
          <text:p text:style-name="P40"><text:span text:style-name="Strong_20_Emphasis"><text:span text:style-name="T2">CORS (Cross-Origin Resource Sharing):</text:span></text:span></text:p>
          <text:list>
            <text:list-item>
              <text:p text:style-name="P39"><text:span text:style-name="Strong_20_Emphasis"><text:span text:style-name="T2">Understanding</text:span></text:span><text:span text:style-name="T2">: Can you explain what CORS is and why it might be necessary for ShipMind?</text:span></text:p>
            </text:list-item>
            <text:list-item>
              <text:p text:style-name="P40"><text:span text:style-name="Strong_20_Emphasis"><text:span text:style-name="T2">Action</text:span></text:span><text:span text:style-name="T2">: Implement CORS in your server. What middleware can you use for this, and how do you configure it to allow specific origins?</text:span></text:p>
            </text:list-item>
          </text:list>
        </text:list-item>
      </text:list>
      <text:h text:style-name="P5" text:outline-level="4">1.2. Directory Structure Refinement</text:h>
      <text:list xml:id="list2225738266" text:style-name="L24">
        <text:list-item>
          <text:p text:style-name="P42"><text:span text:style-name="Strong_20_Emphasis"><text:span text:style-name="T2">Controllers</text:span></text:span><text:span text:style-name="T2">:</text:span></text:p>
          <text:list>
            <text:list-item>
              <text:p text:style-name="P41"><text:span text:style-name="Strong_20_Emphasis"><text:span text:style-name="T2">Understanding</text:span></text:span><text:span text:style-name="T2">: What is the role of a controller in an Express application?</text:span></text:p>
            </text:list-item>
            <text:list-item>
              <text:p text:style-name="P41"><text:span text:style-name="Strong_20_Emphasis"><text:span text:style-name="T2">Action</text:span></text:span><text:span text:style-name="T2">: Create a simple controller for a user-related function (like fetching user data). How do you connect this controller to a route?</text:span></text:p>
            </text:list-item>
          </text:list>
        </text:list-item>
        <text:list-item>
          <text:p text:style-name="P42"><text:span text:style-name="Strong_20_Emphasis"><text:span text:style-name="T2">Middleware</text:span></text:span><text:span text:style-name="T2">:</text:span></text:p>
          <text:list>
            <text:list-item>
              <text:p text:style-name="P41"><text:span text:style-name="Strong_20_Emphasis"><text:span text:style-name="T2">Understanding</text:span></text:span><text:span text:style-name="T2">: What are some common uses of middleware in an Express app?</text:span></text:p>
            </text:list-item>
            <text:list-item>
              <text:p text:style-name="P41"><text:span text:style-name="Strong_20_Emphasis"><text:span text:style-name="T2">Action</text:span></text:span><text:span text:style-name="T2">: Write a middleware that logs the request URL and method to the console. Where do you insert this middleware in the application flow?</text:span></text:p>
            </text:list-item>
          </text:list>
        </text:list-item>
        <text:list-item>
          <text:p text:style-name="P42"><text:span text:style-name="Strong_20_Emphasis"><text:span text:style-name="T2">Models</text:span></text:span><text:span text:style-name="T2">:</text:span></text:p>
          <text:list>
            <text:list-item>
              <text:p text:style-name="P41"><text:span text:style-name="Strong_20_Emphasis"><text:span text:style-name="T2">Understanding</text:span></text:span><text:span text:style-name="T2">: What is the purpose of models in a backend application?</text:span></text:p>
            </text:list-item>
            <text:list-item>
              <text:p text:style-name="P41"><text:span text:style-name="Strong_20_Emphasis"><text:span text:style-name="T2">Action</text:span></text:span><text:span text:style-name="T2">: Define a basic model for a shipping order. What properties would this model have?</text:span></text:p>
            </text:list-item>
          </text:list>
        </text:list-item>
        <text:list-item>
          <text:p text:style-name="P42"><text:span text:style-name="Strong_20_Emphasis"><text:span text:style-name="T2">Routes</text:span></text:span><text:span text:style-name="T2">:</text:span></text:p>
          <text:list>
            <text:list-item>
              <text:p text:style-name="P41"><text:soft-page-break/><text:span text:style-name="Strong_20_Emphasis"><text:span text:style-name="T2">Understanding</text:span></text:span><text:span text:style-name="T2">: How do routes contribute to the API's structure?</text:span></text:p>
            </text:list-item>
            <text:list-item>
              <text:p text:style-name="P41"><text:span text:style-name="Strong_20_Emphasis"><text:span text:style-name="T2">Action</text:span></text:span><text:span text:style-name="T2">: Create a separate route file for shipment tracking. How do you ensure this file is used by your Express app?</text:span></text:p>
            </text:list-item>
          </text:list>
        </text:list-item>
        <text:list-item>
          <text:p text:style-name="P42"><text:span text:style-name="Strong_20_Emphasis"><text:span text:style-name="T2">Services</text:span></text:span><text:span text:style-name="T2">:</text:span></text:p>
          <text:list>
            <text:list-item>
              <text:p text:style-name="P41"><text:span text:style-name="Strong_20_Emphasis"><text:span text:style-name="T2">Understanding</text:span></text:span><text:span text:style-name="T2">: Why might you separate certain logic into a 'services' layer?</text:span></text:p>
            </text:list-item>
            <text:list-item>
              <text:p text:style-name="P41"><text:span text:style-name="Strong_20_Emphasis"><text:span text:style-name="T2">Action</text:span></text:span><text:span text:style-name="T2">: Think of a service you might need (e.g., interacting with FedEx's API). Outline what functions this service could provide.</text:span></text:p>
            </text:list-item>
          </text:list>
        </text:list-item>
        <text:list-item>
          <text:p text:style-name="P42"><text:span text:style-name="Strong_20_Emphasis"><text:span text:style-name="T2">Utils</text:span></text:span><text:span text:style-name="T2">:</text:span></text:p>
          <text:list>
            <text:list-item>
              <text:p text:style-name="P41"><text:span text:style-name="Strong_20_Emphasis"><text:span text:style-name="T2">Understanding</text:span></text:span><text:span text:style-name="T2">: What kind of functionality typically goes into a 'utils' directory?</text:span></text:p>
            </text:list-item>
            <text:list-item>
              <text:p text:style-name="P42"><text:span text:style-name="Strong_20_Emphasis"><text:span text:style-name="T2">Action</text:span></text:span><text:span text:style-name="T2">: Create a utility function that could be reused across your application (e.g., a function to format dates).</text:span></text:p>
            </text:list-item>
          </text:list>
        </text:list-item>
      </text:list>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13:29:31.230068463</meta:creation-date>
    <dc:date>2023-12-29T14:02:56.879044865</dc:date>
    <meta:editing-duration>PT23M15S</meta:editing-duration>
    <meta:editing-cycles>1</meta:editing-cycles>
    <meta:document-statistic meta:table-count="0" meta:image-count="1" meta:object-count="0" meta:page-count="5" meta:paragraph-count="94" meta:word-count="793" meta:character-count="5142" meta:non-whitespace-character-count="4494"/>
    <meta:generator>LibreOffice/7.3.7.2$Linux_X86_64 LibreOffice_project/30$Build-2</meta:generator>
  </office:meta>
</office:document-meta>
</file>